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6.26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8.98mm"/>
    </style:style>
    <style:style style:name="co20" style:family="table-column">
      <style:table-column-properties fo:break-before="auto" style:column-width="5.4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6.79mm"/>
    </style:style>
    <style:style style:name="co23" style:family="table-column">
      <style:table-column-properties fo:break-before="auto" style:column-width="8.17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2-hid cod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ystemPow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Sleep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Wak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Scre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E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E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ightArrow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E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rrow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Arrow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rrow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Ent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GUI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Control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E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Alt</text:p>
          </table:table-cell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E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GUI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E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10484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s2-hid codes_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10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>
            <text:p>Pause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28"/>
        </table:table-row>
        <table:table-row table:style-name="ro1"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RightAlt</text:p>
          </table:table-cell>
          <table:table-cell table:style-name="ce4" office:value-type="string" calcext:value-type="string">
            <text:p>E6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RightControl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/>
          <table:table-cell table:style-name="ce3" office:value-type="string" calcext:value-type="string">
            <text:p>LeftGUI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1F</text:p>
          </table:table-cell>
          <table:table-cell table:number-columns-repeated="20"/>
        </table:table-row>
        <table:table-row table:style-name="ro1"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RightGUI</text:p>
          </table:table-cell>
          <table:table-cell table:style-name="ce4" office:value-type="string" calcext:value-type="string">
            <text:p>E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SystemPower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/>
          <table:table-cell table:style-name="ce3" office:value-type="string" calcext:value-type="string">
            <text:p>SystemSleep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3F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/>
          <table:table-cell table:style-name="ce3" office:value-type="string" calcext:value-type="string">
            <text:p>Keypad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4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/>
          <table:table-cell table:style-name="ce3" office:value-type="string" calcext:value-type="string">
            <text:p>KeypadEnter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5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/>
          <table:table-cell table:style-name="ce3" office:value-type="string" calcext:value-type="string">
            <text:p>SystemWake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5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" office:value-type="string" calcext:value-type="string">
            <text:p>End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/>
          <table:table-cell table:style-name="ce3" office:value-type="string" calcext:value-type="string">
            <text:p>LeftArrow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6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/>
          <table:table-cell table:style-name="ce3" office:value-type="string" calcext:value-type="string">
            <text:p>Home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6C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Insert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office:value-type="string" calcext:value-type="string">
            <text:p>Delete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DownArrow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string" calcext:value-type="string">
            <text:p>RightArrow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" office:value-type="string" calcext:value-type="string">
            <text:p>Uprrow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/>
          <table:table-cell table:style-name="ce3" office:value-type="string" calcext:value-type="string">
            <text:p>PageDown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/>
          <table:table-cell table:style-name="ce3" office:value-type="string" calcext:value-type="string">
            <text:p>PrintScreen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/>
          <table:table-cell table:style-name="ce3" office:value-type="string" calcext:value-type="string">
            <text:p>PageUp</text:p>
          </table:table-cell>
          <table:table-cell table:style-name="ce4" office:value-type="string" calcext:value-type="string">
            <text:p>4B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6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2">
          <table:table-cell table:style-name="Default" table:number-columns-repeated="8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 table:number-rows-repeated="10484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1" table:target-range-address="'ps2-hid codes_2'.I1:'ps2-hid codes_2'.O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7:43:06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7:48:16.406000000</dc:date>
    <meta:editing-duration>PT27M22S</meta:editing-duration>
    <meta:editing-cycles>5</meta:editing-cycles>
    <meta:generator>LibreOffice/6.0.1.1$Windows_X86_64 LibreOffice_project/60bfb1526849283ce2491346ed2aa51c465abfe6</meta:generator>
    <meta:document-statistic meta:table-count="2" meta:cell-count="1271" meta:object-count="0"/>
  </office:meta>
</office:document-meta>
</file>